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49cm"/>
    </style:style>
    <style:style style:name="gr19" style:family="graphic" style:parent-style-name="objectwithoutfill">
      <style:graphic-properties draw:stroke="dash" draw:stroke-dash="Fine_20_Dashed_20__28_var_29_" draw:fill="none" draw:textarea-vertical-align="middle"/>
    </style:style>
    <style:style style:name="gr20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1.559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2pt"/>
    </style:style>
    <style:style style:name="P7" style:family="paragraph">
      <style:text-properties fo:font-size="8pt" style:font-size-asian="12pt" style:font-size-complex="12pt"/>
    </style:style>
    <style:style style:name="P8" style:family="paragraph">
      <style:paragraph-properties fo:text-align="center"/>
      <style:text-properties fo:font-family="Gabriola" style:font-style-name="Standard" style:font-family-generic="decorative" style:font-pitch="variable" fo:font-size="24pt" style:font-size-asian="18pt" style:font-size-complex="18pt"/>
    </style:style>
    <style:style style:name="P9" style:family="paragraph">
      <style:text-properties fo:font-family="Gabriola" style:font-style-name="Standard" style:font-family-generic="decorative" style:font-pitch="variable" fo:font-size="24pt" style:font-size-asian="18pt" style:font-size-complex="18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12pt" style:font-size-complex="12pt"/>
    </style:style>
    <style:style style:name="T6" style:family="text">
      <style:text-properties fo:font-family="Gabriola" style:font-style-name="Standard" style:font-family-generic="decorative" style:font-pitch="variable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5cm" svg:height="0.963cm" svg:x="9.4cm" svg:y="2.037cm">
          <draw:text-box>
            <text:p text:style-name="P1">Falschparker-Karte Datenflüsse</text:p>
          </draw:text-box>
        </draw:frame>
        <draw:rect draw:style-name="gr2" draw:text-style-name="P3" draw:layer="layout" svg:width="3.919cm" svg:height="0.8cm" svg:x="5.2cm" svg:y="5.9cm">
          <text:p text:style-name="P2"><text:span text:style-name="T1">wegli_notices</text:span></text:p>
          <text:p text:style-name="P2"><text:span text:style-name="T2">&lt;&lt;Tabelle&gt;&gt;</text:span></text:p>
        </draw:rect>
        <draw:rect draw:style-name="gr2" draw:text-style-name="P3" draw:layer="layout" svg:width="3.9cm" svg:height="0.8cm" svg:x="5.2cm" svg:y="7.2cm">
          <text:p text:style-name="P2"><text:span text:style-name="T1">wegeheld_notices</text:span></text:p>
          <text:p text:style-name="P2"><text:span text:style-name="T2">&lt;&lt;Tabelle&gt;&gt;</text:span></text:p>
        </draw:rect>
        <draw:rect draw:style-name="gr2" draw:text-style-name="P3" draw:layer="layout" svg:width="3.8cm" svg:height="0.8cm" svg:x="19.3cm" svg:y="6.5cm">
          <text:p text:style-name="P2"><text:span text:style-name="T1">notices_webm</text:span></text:p>
          <text:p text:style-name="P2"><text:span text:style-name="T2">&lt;&lt;Mat. View&gt;&gt; </text:span><text:span text:style-name="T3">ohne PKey!</text:span></text:p>
        </draw:rect>
        <draw:line draw:style-name="gr3" draw:text-style-name="P2" draw:layer="layout" svg:x1="13.7cm" svg:y1="6.3cm" svg:x2="14.8cm" svg:y2="6.7cm">
          <text:p/>
        </draw:line>
        <draw:line draw:style-name="gr3" draw:text-style-name="P2" draw:layer="layout" svg:x1="13.7cm" svg:y1="7.5cm" svg:x2="14.8cm" svg:y2="7.1cm">
          <text:p/>
        </draw:line>
        <draw:rect draw:style-name="gr2" draw:text-style-name="P3" draw:layer="layout" svg:width="4.898cm" svg:height="0.8cm" svg:x="15.302cm" svg:y="8.6cm">
          <text:p text:style-name="P2"><text:span text:style-name="T1">de_falschparker_webm</text:span></text:p>
          <text:p text:style-name="P2"><text:span text:style-name="T2">&lt;&lt;Mat. View&gt;&gt;</text:span></text:p>
        </draw:rect>
        <draw:rect draw:style-name="gr2" draw:text-style-name="P3" draw:layer="layout" svg:width="4.419cm" svg:height="1cm" svg:x="4.98cm" svg:y="15.7cm">
          <text:p text:style-name="P2"><text:span text:style-name="T1">zensus_bevoelkerung</text:span></text:p>
          <text:p text:style-name="P2"><text:span text:style-name="T2">&lt;&lt;Tabelle&gt;&gt;</text:span></text:p>
        </draw:rect>
        <draw:rect draw:style-name="gr2" draw:text-style-name="P3" draw:layer="layout" svg:width="2.821cm" svg:height="0.9cm" svg:x="4.4cm" svg:y="13cm">
          <text:p text:style-name="P2"><text:span text:style-name="T1">de_polygon</text:span></text:p>
          <text:p text:style-name="P2"><text:span text:style-name="T2">&lt;&lt;Tabelle&gt;&gt;</text:span></text:p>
        </draw:rect>
        <draw:rect draw:style-name="gr2" draw:text-style-name="P3" draw:layer="layout" svg:width="4.419cm" svg:height="1cm" svg:x="10.381cm" svg:y="15.7cm">
          <text:p text:style-name="P2"><text:span text:style-name="T1">zensus_points_webm</text:span></text:p>
          <text:p text:style-name="P2"><text:span text:style-name="T2">&lt;&lt;Tabelle&gt;&gt;</text:span></text:p>
        </draw:rect>
        <draw:line draw:style-name="gr3" draw:text-style-name="P2" draw:layer="layout" svg:x1="9.4cm" svg:y1="16.2cm" svg:x2="10.379cm" svg:y2="16.2cm">
          <text:p/>
        </draw:line>
        <draw:rect draw:style-name="gr2" draw:text-style-name="P3" draw:layer="layout" svg:width="4.697cm" svg:height="1cm" svg:x="12.1cm" svg:y="11cm">
          <text:p text:style-name="P2"><text:span text:style-name="T1">de_polygon_ewz_webm</text:span></text:p>
          <text:p text:style-name="P2"><text:span text:style-name="T2">&lt;&lt;Tabelle&gt;&gt;</text:span></text:p>
        </draw:rect>
        <draw:line draw:style-name="gr3" draw:text-style-name="P2" draw:layer="layout" svg:x1="19.7cm" svg:y1="7.3cm" svg:x2="19.7cm" svg:y2="8.6cm">
          <text:p/>
        </draw:line>
        <draw:line draw:style-name="gr3" draw:text-style-name="P2" draw:layer="layout" svg:x1="14.8cm" svg:y1="11cm" svg:x2="15.9cm" svg:y2="9.4cm">
          <text:p/>
        </draw:line>
        <draw:line draw:style-name="gr3" draw:text-style-name="P2" draw:layer="layout" svg:x1="12.5cm" svg:y1="15.7cm" svg:x2="13cm" svg:y2="12cm">
          <text:p/>
        </draw:line>
        <draw:frame draw:style-name="gr4" draw:text-style-name="P4" draw:layer="layout" svg:width="1.412cm" svg:height="0.569cm" svg:x="13.6cm" svg:y="6.675cm">
          <draw:text-box>
            <text:p><text:span text:style-name="T2">UNION</text:span></text:p>
          </draw:text-box>
        </draw:frame>
        <draw:line draw:style-name="gr3" draw:text-style-name="P2" draw:layer="layout" svg:x1="7.2cm" svg:y1="13.4cm" svg:x2="8.1cm" svg:y2="13.4cm">
          <text:p/>
        </draw:line>
        <draw:frame draw:style-name="gr5" draw:text-style-name="P4" draw:layer="layout" svg:width="1.15cm" svg:height="0.569cm" svg:x="11.9cm" svg:y="12.076cm">
          <draw:text-box>
            <text:p><text:span text:style-name="T2">JOIN</text:span></text:p>
          </draw:text-box>
        </draw:frame>
        <draw:frame draw:style-name="gr5" draw:text-style-name="P4" draw:layer="layout" svg:width="1.15cm" svg:height="0.569cm" svg:x="14.2cm" svg:y="8.631cm">
          <draw:text-box>
            <text:p><text:span text:style-name="T2">JOIN</text:span></text:p>
          </draw:text-box>
        </draw:frame>
        <draw:rect draw:style-name="gr2" draw:text-style-name="P3" draw:layer="layout" svg:width="6.098cm" svg:height="0.8cm" svg:x="21.602cm" svg:y="8.6cm">
          <text:p text:style-name="P2"><text:span text:style-name="T1">de_falschparker_levelX_webm</text:span></text:p>
          <text:p text:style-name="P2"><text:span text:style-name="T2">&lt;&lt;Mat. Views&gt;&gt;</text:span></text:p>
        </draw:rect>
        <draw:line draw:style-name="gr3" draw:text-style-name="P2" draw:layer="layout" svg:x1="20.2cm" svg:y1="8.9cm" svg:x2="21.6cm" svg:y2="8.9cm">
          <text:p/>
        </draw:line>
        <draw:circle draw:style-name="gr2" draw:text-style-name="P3" draw:layer="layout" svg:width="2cm" svg:height="2cm" svg:x="24.4cm" svg:y="5.4cm">
          <text:p text:style-name="P2"><text:span text:style-name="T1">renderd</text:span></text:p>
        </draw:circle>
        <draw:line draw:style-name="gr3" draw:text-style-name="P2" draw:layer="layout" svg:x1="23.1cm" svg:y1="6.9cm" svg:x2="24.4cm" svg:y2="6.5cm">
          <text:p/>
        </draw:line>
        <draw:line draw:style-name="gr3" draw:text-style-name="P2" draw:layer="layout" svg:x1="25.4cm" svg:y1="8.6cm" svg:x2="25.4cm" svg:y2="7.4cm">
          <text:p/>
        </draw:line>
        <draw:frame draw:style-name="gr6" draw:text-style-name="P5" draw:layer="layout" svg:width="2.191cm" svg:height="0.725cm" svg:x="1.679cm" svg:y="5.8cm">
          <draw:text-box>
            <text:p><text:span text:style-name="T4">weg-li.de</text:span></text:p>
          </draw:text-box>
        </draw:frame>
        <draw:frame draw:style-name="gr7" draw:text-style-name="P5" draw:layer="layout" svg:width="3.042cm" svg:height="0.725cm" svg:x="1.68cm" svg:y="7.101cm">
          <draw:text-box>
            <text:p><text:span text:style-name="T4">wegeheld.org</text:span></text:p>
          </draw:text-box>
        </draw:frame>
        <draw:frame draw:style-name="gr8" draw:text-style-name="P5" draw:layer="layout" svg:width="1.467cm" svg:height="0.725cm" svg:x="1.78cm" svg:y="9.501cm">
          <draw:text-box>
            <text:p><text:span text:style-name="T4">OSM</text:span></text:p>
          </draw:text-box>
        </draw:frame>
        <draw:frame draw:style-name="gr9" draw:text-style-name="P5" draw:layer="layout" svg:width="2.813cm" svg:height="0.725cm" svg:x="1.681cm" svg:y="15.802cm">
          <draw:text-box>
            <text:p><text:span text:style-name="T4">Zensus2011</text:span></text:p>
          </draw:text-box>
        </draw:frame>
        <draw:circle draw:style-name="gr2" draw:text-style-name="P3" draw:layer="layout" svg:width="2cm" svg:height="2cm" svg:x="22.8cm" svg:y="11.4cm">
          <text:p text:style-name="P2"><text:span text:style-name="T1">JSON-</text:span><text:span text:style-name="T1"><text:line-break/></text:span><text:span text:style-name="T1">WS</text:span></text:p>
        </draw:circle>
        <draw:line draw:style-name="gr3" draw:text-style-name="P2" draw:layer="layout" svg:x1="6.2cm" svg:y1="12.2cm" svg:x2="6.2cm" svg:y2="13cm">
          <text:p/>
        </draw:line>
        <draw:line draw:style-name="gr3" draw:text-style-name="P2" draw:layer="layout" svg:x1="4.4cm" svg:y1="16.2cm" svg:x2="5cm" svg:y2="16.202cm">
          <text:p/>
        </draw:line>
        <draw:line draw:style-name="gr3" draw:text-style-name="P2" draw:layer="layout" svg:x1="4.6cm" svg:y1="7.5cm" svg:x2="5.2cm" svg:y2="7.502cm">
          <text:p/>
        </draw:line>
        <draw:line draw:style-name="gr3" draw:text-style-name="P2" draw:layer="layout" svg:x1="4.1cm" svg:y1="6.2cm" svg:x2="5.2cm" svg:y2="6.202cm">
          <text:p/>
        </draw:line>
        <draw:rect draw:style-name="gr2" draw:text-style-name="P3" draw:layer="layout" svg:width="3.9cm" svg:height="0.8cm" svg:x="18.1cm" svg:y="11.5cm">
          <text:p text:style-name="P2"><text:span text:style-name="T1">simple_boundaries</text:span></text:p>
          <text:p text:style-name="P2"><text:span text:style-name="T2">&lt;&lt;View&gt;&gt;</text:span></text:p>
        </draw:rect>
        <draw:line draw:style-name="gr3" draw:text-style-name="P2" draw:layer="layout" svg:x1="20.2cm" svg:y1="9.4cm" svg:x2="23cm" svg:y2="11.8cm">
          <text:p/>
        </draw:line>
        <draw:line draw:style-name="gr3" draw:text-style-name="P2" draw:layer="layout" svg:x1="22cm" svg:y1="12cm" svg:x2="22.8cm" svg:y2="12.3cm">
          <text:p/>
        </draw:line>
        <draw:frame draw:style-name="gr10" draw:text-style-name="P6" draw:layer="layout" svg:width="4.782cm" svg:height="0.725cm" svg:x="2.4cm" svg:y="18.9cm">
          <draw:text-box>
            <text:p><text:span text:style-name="T1">Heiko Zelt, 26.05.2020</text:span></text:p>
          </draw:text-box>
        </draw:frame>
        <draw:line draw:style-name="gr3" draw:text-style-name="P2" draw:layer="layout" svg:x1="6.2cm" svg:y1="10.4cm" svg:x2="6.2cm" svg:y2="11.3cm">
          <text:p/>
        </draw:line>
        <draw:line draw:style-name="gr3" draw:text-style-name="P2" draw:layer="layout" svg:x1="3.1cm" svg:y1="9.9cm" svg:x2="4cm" svg:y2="9.902cm">
          <text:p/>
        </draw:line>
        <draw:frame draw:style-name="gr11" draw:text-style-name="P4" draw:layer="layout" svg:width="1.552cm" svg:height="0.569cm" svg:x="4.681cm" svg:y="10.402cm">
          <draw:text-box>
            <text:p><text:span text:style-name="T2">osmosis</text:span></text:p>
          </draw:text-box>
        </draw:frame>
        <draw:frame draw:style-name="gr12" draw:text-style-name="P7" draw:layer="layout" svg:width="1.878cm" svg:height="0.569cm" svg:x="4.381cm" svg:y="12.203cm">
          <draw:text-box>
            <text:p><text:span text:style-name="T5">osm2pgsql</text:span></text:p>
          </draw:text-box>
        </draw:frame>
        <draw:custom-shape draw:style-name="gr13" draw:text-style-name="P3" draw:layer="layout" svg:width="6.6cm" svg:height="0.9cm" svg:x="3.3cm" svg:y="11.3cm">
          <text:p text:style-name="P2"><text:span text:style-name="T1">de_relations_type_boundary.pbf</text:span></text:p>
          <text:p text:style-name="P2"><text:span text:style-name="T2">&lt;&lt;Datei&gt;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3" draw:layer="layout" svg:width="5.199cm" svg:height="0.899cm" svg:x="4.001cm" svg:y="9.501cm">
          <text:p text:style-name="P2"><text:span text:style-name="T1">germany-latest.osm.pbf</text:span></text:p>
          <text:p text:style-name="P2"><text:span text:style-name="T2">&lt;&lt;Datei&gt;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2" draw:layer="layout" svg:x1="24.8cm" svg:y1="12.5cm" svg:x2="25.5cm" svg:y2="12.5cm">
          <text:p/>
        </draw:line>
        <draw:frame draw:style-name="gr14" draw:text-style-name="P5" draw:layer="layout" svg:width="2.619cm" svg:height="1.199cm" svg:x="25.48cm" svg:y="11.901cm">
          <draw:text-box>
            <text:p><text:span text:style-name="T4">JavaScript-</text:span><text:span text:style-name="T4"><text:line-break/></text:span><text:span text:style-name="T4">AJAX</text:span></text:p>
          </draw:text-box>
        </draw:frame>
        <draw:custom-shape draw:style-name="gr13" draw:text-style-name="P3" draw:layer="layout" svg:width="2.899cm" svg:height="0.8cm" svg:x="24cm" svg:y="3.8cm">
          <text:p text:style-name="P2"><text:span text:style-name="T1">Kacheln</text:span></text:p>
          <text:p text:style-name="P2"><text:span text:style-name="T2">&lt;&lt;Dateien&gt;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2" draw:layer="layout" svg:x1="25.4cm" svg:y1="5.401cm" svg:x2="25.4cm" svg:y2="4.601cm">
          <text:p/>
        </draw:line>
        <draw:rect draw:style-name="gr2" draw:text-style-name="P3" draw:layer="layout" svg:width="2.821cm" svg:height="0.9cm" svg:x="8.101cm" svg:y="13cm">
          <text:p text:style-name="P2"><text:span text:style-name="T1">de_polygon2</text:span></text:p>
          <text:p text:style-name="P2"><text:span text:style-name="T2">&lt;&lt;Tabelle&gt;&gt;</text:span></text:p>
        </draw:rect>
        <draw:line draw:style-name="gr3" draw:text-style-name="P2" draw:layer="layout" svg:x1="10.9cm" svg:y1="13cm" svg:x2="12.1cm" svg:y2="12cm">
          <text:p/>
        </draw:line>
        <draw:rect draw:style-name="gr2" draw:text-style-name="P3" draw:layer="layout" svg:width="3.919cm" svg:height="0.8cm" svg:x="9.801cm" svg:y="5.9cm">
          <text:p text:style-name="P2"><text:span text:style-name="T1">wegli_notices2</text:span></text:p>
          <text:p text:style-name="P2"><text:span text:style-name="T2">&lt;&lt;Tabelle&gt;&gt;</text:span></text:p>
        </draw:rect>
        <draw:rect draw:style-name="gr2" draw:text-style-name="P3" draw:layer="layout" svg:width="3.9cm" svg:height="0.8cm" svg:x="9.801cm" svg:y="7.2cm">
          <text:p text:style-name="P2"><text:span text:style-name="T1">wegeheld_notices2</text:span></text:p>
          <text:p text:style-name="P2"><text:span text:style-name="T2">&lt;&lt;Tabelle&gt;&gt;</text:span></text:p>
        </draw:rect>
        <draw:line draw:style-name="gr3" draw:text-style-name="P2" draw:layer="layout" svg:x1="9.1cm" svg:y1="7.5cm" svg:x2="9.8cm" svg:y2="7.5cm">
          <text:p/>
        </draw:line>
        <draw:line draw:style-name="gr3" draw:text-style-name="P2" draw:layer="layout" svg:x1="9.1cm" svg:y1="6.2cm" svg:x2="9.8cm" svg:y2="6.2cm">
          <text:p/>
        </draw:line>
        <draw:frame draw:style-name="gr15" draw:text-style-name="P4" draw:layer="layout" svg:width="1.607cm" svg:height="0.569cm" svg:x="8.6cm" svg:y="5.432cm">
          <draw:text-box>
            <text:p><text:span text:style-name="T2">DELETE</text:span></text:p>
          </draw:text-box>
        </draw:frame>
        <draw:frame draw:style-name="gr15" draw:text-style-name="P4" draw:layer="layout" svg:width="1.607cm" svg:height="0.569cm" svg:x="8.601cm" svg:y="6.733cm">
          <draw:text-box>
            <text:p><text:span text:style-name="T2">DELETE</text:span></text:p>
          </draw:text-box>
        </draw:frame>
        <draw:frame draw:style-name="gr16" draw:text-style-name="P4" draw:layer="layout" svg:width="2.094cm" svg:height="0.569cm" svg:x="6.702cm" svg:y="12.534cm">
          <draw:text-box>
            <text:p><text:span text:style-name="T2">nur DELETE</text:span></text:p>
          </draw:text-box>
        </draw:frame>
        <draw:line draw:style-name="gr3" draw:text-style-name="P2" draw:layer="layout" svg:x1="18.7cm" svg:y1="9.4cm" svg:x2="18.7cm" svg:y2="11.5cm">
          <text:p/>
        </draw:line>
        <draw:frame draw:style-name="gr17" draw:text-style-name="P4" draw:layer="layout" svg:width="2.885cm" svg:height="0.569cm" svg:x="8.403cm" svg:y="15.135cm">
          <draw:text-box>
            <text:p><text:span text:style-name="T2">nur Transformation</text:span></text:p>
          </draw:text-box>
        </draw:frame>
        <draw:frame draw:style-name="gr18" draw:text-style-name="P4" draw:layer="layout" svg:width="2.949cm" svg:height="0.569cm" svg:x="17.751cm" svg:y="6cm">
          <draw:text-box>
            <text:p><text:span text:style-name="T2">nur Transformation</text:span></text:p>
          </draw:text-box>
        </draw:frame>
        <draw:polyline draw:style-name="gr19" draw:text-style-name="P8" draw:layer="layout" svg:width="2.799cm" svg:height="14.699cm" svg:x="7.6cm" svg:y="4cm" svg:viewBox="0 0 2800 14700" draw:points="1700,0 1900,4800 2700,6000 2800,8400 0,8400 0,10000 2300,10300 2200,14700">
          <text:p/>
        </draw:polyline>
        <draw:polyline draw:style-name="gr19" draw:text-style-name="P2" draw:layer="layout" svg:width="3.199cm" svg:height="14.699cm" svg:x="14.1cm" svg:y="3.6cm" svg:viewBox="0 0 3200 14700" draw:points="400,0 0,6000 3100,6700 3200,8400 2100,14700">
          <text:p/>
        </draw:polyline>
        <draw:frame draw:style-name="gr20" draw:text-style-name="P9" draw:layer="layout" svg:width="3.9cm" svg:height="1.809cm" svg:x="3.2cm" svg:y="3.591cm">
          <draw:text-box>
            <text:p><text:span text:style-name="T6">Stage</text:span></text:p>
          </draw:text-box>
        </draw:frame>
        <draw:frame draw:style-name="gr20" draw:text-style-name="P9" draw:layer="layout" svg:width="3.9cm" svg:height="1.809cm" svg:x="18cm" svg:y="3.8cm">
          <draw:text-box>
            <text:p><text:span text:style-name="T6">Web</text:span></text:p>
          </draw:text-box>
        </draw:frame>
        <draw:frame draw:style-name="gr20" draw:text-style-name="P9" draw:layer="layout" svg:width="3.9cm" svg:height="1.809cm" svg:x="10.4cm" svg:y="3.791cm">
          <draw:text-box>
            <text:p><text:span text:style-name="T6">zwischen</text:span></text:p>
          </draw:text-box>
        </draw:frame>
        <draw:custom-shape draw:style-name="gr21" draw:text-style-name="P10" draw:layer="layout" svg:width="2.3cm" svg:height="0.6cm" svg:x="6.9cm" svg:y="10.5cm">
          <text:p text:style-name="P2"><text:span text:style-name="T2">Performance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47.0664928292 10817.97004991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0" draw:layer="layout" svg:width="2.3cm" svg:height="0.6cm" svg:x="13.637cm" svg:y="12.3cm">
          <text:p text:style-name="P2"><text:span text:style-name="T2">Performance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47.0664928292 10817.97004991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rect draw:style-name="gr2" draw:text-style-name="P3" draw:layer="layout" svg:width="3.9cm" svg:height="0.8cm" svg:x="14.8cm" svg:y="6.5cm">
          <text:p text:style-name="P2"><text:span text:style-name="T1">notices_wgs84</text:span></text:p>
          <text:p text:style-name="P2"><text:span text:style-name="T2">&lt;&lt;Mat. View&gt;&gt; </text:span><text:span text:style-name="T3">ohne PKey!</text:span></text:p>
        </draw:rect>
        <draw:line draw:style-name="gr3" draw:text-style-name="P2" draw:layer="layout" svg:x1="18.7cm" svg:y1="6.9cm" svg:x2="19.3cm" svg:y2="6.9cm">
          <text:p/>
        </draw:line>
        <draw:polyline draw:style-name="gr3" draw:text-style-name="P2" draw:layer="layout" svg:width="5.699cm" svg:height="4.299cm" svg:x="17.5cm" svg:y="7.3cm" svg:viewBox="0 0 5700 4300" draw:points="0,0 2700,800 5700,4300">
          <text:p/>
        </draw:polyline>
        <draw:rect draw:style-name="gr2" draw:text-style-name="P3" draw:layer="layout" svg:width="3.9cm" svg:height="0.8cm" svg:x="18.1cm" svg:y="13.1cm">
          <text:p text:style-name="P2"><text:span text:style-name="T1">charge_types</text:span></text:p>
          <text:p text:style-name="P2"><text:span text:style-name="T2">&lt;&lt;View&gt;&gt;</text:span></text:p>
        </draw:rect>
        <draw:line draw:style-name="gr3" draw:text-style-name="P2" draw:layer="layout" svg:x1="22cm" svg:y1="13.5cm" svg:x2="22.9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i </meta:initial-creator>
    <meta:creation-date>2020-05-14T09:38:58.64</meta:creation-date>
    <dc:date>2020-06-06T18:24:42.31</dc:date>
    <dc:creator>Hi </dc:creator>
    <meta:editing-duration>PT1H41M13S</meta:editing-duration>
    <meta:editing-cycles>24</meta:editing-cycles>
    <meta:generator>OpenOffice/4.1.1$Win32 OpenOffice.org_project/411m6$Build-9775</meta:generator>
    <meta:printed-by>Hi </meta:printed-by>
    <meta:print-date>2020-06-06T18:22:24.36</meta:print-date>
    <meta:document-statistic meta:object-count="71"/>
  </office:meta>
</office:document-meta>
</file>